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="solid" draw:fill-color="#8e86ae" draw:textarea-horizontal-align="justify" draw:textarea-vertical-align="middle" draw:auto-grow-height="false" fo:min-height="1.626cm" fo:min-width="2.126cm" loext:decorative="false"/>
    </style:style>
    <style:style style:name="gr2" style:family="graphic" style:parent-style-name="standard">
      <style:graphic-properties draw:fill="solid" draw:fill-color="#8e86ae" draw:textarea-horizontal-align="justify" draw:textarea-vertical-align="middle" draw:auto-grow-height="false" fo:min-height="1.5cm" fo:min-width="1.876cm" loext:decorative="false"/>
    </style:style>
    <style:style style:name="gr3" style:family="graphic" style:parent-style-name="standard">
      <style:graphic-properties draw:fill="solid" draw:fill-color="#8e86ae" draw:textarea-horizontal-align="justify" draw:textarea-vertical-align="middle" draw:auto-grow-height="false" fo:min-height="1.126cm" fo:min-width="1.376cm" loext:decorative="false"/>
    </style:style>
    <style:style style:name="gr4" style:family="graphic" style:parent-style-name="standard">
      <style:graphic-properties draw:fill="solid" draw:fill-color="#8e86ae" draw:textarea-horizontal-align="justify" draw:textarea-vertical-align="middle" draw:auto-grow-height="false" fo:min-height="1.25cm" fo:min-width="1.526cm" loext:decorative="false"/>
    </style:style>
    <style:style style:name="gr5" style:family="graphic" style:parent-style-name="standard">
      <style:graphic-properties draw:fill="solid" draw:fill-color="#8e86ae" draw:textarea-horizontal-align="justify" draw:textarea-vertical-align="middle" draw:auto-grow-height="false" fo:min-height="1.626cm" fo:min-width="2cm" loext:decorative="false"/>
    </style:style>
    <style:style style:name="gr6" style:family="graphic" style:parent-style-name="standard">
      <style:graphic-properties draw:fill="solid" draw:fill-color="#8e86ae" draw:textarea-horizontal-align="justify" draw:textarea-vertical-align="middle" draw:auto-grow-height="false" fo:min-height="1.25cm" fo:min-width="1.75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1.5cm" fo:min-width="3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1.5cm" fo:min-width="4.25cm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.5cm" fo:min-width="4.75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1.5cm" fo:min-width="5.75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1.5cm" fo:min-width="2.5cm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1.5cm" fo:min-width="4.5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75cm" fo:min-width="0cm" loext:decorative="false"/>
      <style:paragraph-properties style:writing-mode="lr-tb"/>
    </style:style>
    <style:style style:name="gr15" style:family="graphic" style:parent-style-name="standard">
      <style:graphic-properties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P1" style:family="paragraph">
      <loext:graphic-properties draw:fill="solid" draw:fill-color="#8e86ae"/>
      <style:paragraph-properties fo:text-align="center"/>
      <style:text-properties fo:font-size="24pt" fo:font-weight="bold"/>
    </style:style>
    <style:style style:name="P2" style:family="paragraph">
      <style:paragraph-properties fo:text-align="center"/>
      <style:text-properties fo:font-size="24pt" fo:font-weight="bold"/>
    </style:style>
    <style:style style:name="P3" style:family="paragraph">
      <loext:graphic-properties draw:fill="none" draw:fill-color="#ffffff"/>
      <style:paragraph-properties fo:text-align="center"/>
      <style:text-properties fo:font-size="24pt" fo:font-weight="bold"/>
    </style:style>
    <style:style style:name="P4" style:family="paragraph">
      <style:paragraph-properties fo:text-align="center"/>
      <style:text-properties fo:font-size="24pt" fo:font-weight="bold" style:font-size-asian="24pt" style:font-size-complex="24pt"/>
    </style:style>
    <style:style style:name="P5" style:family="paragraph">
      <loext:graphic-properties draw:fill="none" draw:fill-color="#ffffff"/>
      <style:paragraph-properties fo:text-align="center"/>
      <style:text-properties fo:font-size="24pt" fo:font-weight="bold" style:font-size-asian="24pt" style:font-size-complex="24pt"/>
    </style:style>
    <style:style style:name="P6" style:family="paragraph">
      <style:text-properties fo:font-size="24pt" fo:font-weight="bold"/>
    </style:style>
    <style:style style:name="P7" style:family="paragraph">
      <loext:graphic-properties draw:fill="none" draw:fill-color="#ffffff"/>
      <style:text-properties fo:font-size="24pt" fo:font-weight="bold"/>
    </style:style>
    <style:style style:name="T1" style:family="text">
      <style:text-properties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5cm" svg:height="3.75cm" svg:x="30.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4.75cm" svg:height="3.5cm" svg:x="15.5cm" svg:y="3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3.75cm" svg:height="2.75cm" svg:x="2cm" svg:y="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4.05cm" svg:height="3cm" svg:x="8.35cm" svg:y="10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5cm" svg:height="3.75cm" svg:x="18.85cm" svg:y="15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4.5cm" svg:height="3cm" svg:x="33cm" svg:y="18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3.5cm" svg:height="1.75cm" svg:x="6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75cm" svg:height="1.75cm" svg:x="7cm" svg:y="17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25cm" svg:height="1.75cm" svg:x="9.25cm" svg:y="24.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25cm" svg:height="1.75cm" svg:x="32cm" svg:y="24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cm" svg:height="1.75cm" svg:x="34cm" svg:y="1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cm" svg:height="1.75cm" svg:x="28.75cm" svg:y="3.75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3.325cm" svg:height="1.195cm" svg:x="6.306cm" svg:y="3.788cm">
          <draw:text-box>
            <text:p text:style-name="P2">Joueur</text:p>
          </draw:text-box>
        </draw:frame>
        <draw:frame draw:style-name="gr13" draw:text-style-name="P3" draw:layer="layout" svg:width="5.303cm" svg:height="1.195cm" svg:x="9.289cm" svg:y="24.788cm">
          <draw:text-box>
            <text:p text:style-name="P2">Game_state</text:p>
          </draw:text-box>
        </draw:frame>
        <draw:frame draw:style-name="gr13" draw:text-style-name="P3" draw:layer="layout" svg:width="3.136cm" svg:height="1.195cm" svg:x="34cm" svg:y="14.25cm">
          <draw:text-box>
            <text:p text:style-name="P2">Action</text:p>
          </draw:text-box>
        </draw:frame>
        <draw:frame draw:style-name="gr13" draw:text-style-name="P3" draw:layer="layout" svg:width="4.689cm" svg:height="1.195cm" svg:x="7.139cm" svg:y="18cm">
          <draw:text-box>
            <text:p text:style-name="P2">Historique</text:p>
          </draw:text-box>
        </draw:frame>
        <draw:frame draw:style-name="gr13" draw:text-style-name="P3" draw:layer="layout" svg:width="5.113cm" svg:height="1.195cm" svg:x="28.75cm" svg:y="4.038cm">
          <draw:text-box>
            <text:p text:style-name="P2">Portefeuille</text:p>
          </draw:text-box>
        </draw:frame>
        <draw:frame draw:style-name="gr13" draw:text-style-name="P3" draw:layer="layout" svg:width="6.431cm" svg:height="1.195cm" svg:x="32cm" svg:y="24.5cm">
          <draw:text-box>
            <text:p text:style-name="P2">Cours_marche</text:p>
          </draw:text-box>
        </draw:frame>
        <draw:frame draw:style-name="gr13" draw:text-style-name="P3" draw:layer="layout" svg:width="3.42cm" svg:height="1.195cm" svg:x="8.75cm" svg:y="11.038cm">
          <draw:text-box>
            <text:p text:style-name="P2">Génère</text:p>
          </draw:text-box>
        </draw:frame>
        <draw:frame draw:style-name="gr13" draw:text-style-name="P3" draw:layer="layout" svg:width="4.407cm" svg:height="1.195cm" svg:x="19.245cm" svg:y="16.288cm">
          <draw:text-box>
            <text:p text:style-name="P2">Concerne</text:p>
          </draw:text-box>
        </draw:frame>
        <draw:frame draw:style-name="gr13" draw:text-style-name="P3" draw:layer="layout" svg:width="3.985cm" svg:height="1.195cm" svg:x="15.983cm" svg:y="4.5cm">
          <draw:text-box>
            <text:p text:style-name="P2">Possède</text:p>
          </draw:text-box>
        </draw:frame>
        <draw:frame draw:style-name="gr13" draw:text-style-name="P3" draw:layer="layout" svg:width="3.278cm" svg:height="1.195cm" svg:x="33.806cm" svg:y="19.5cm">
          <draw:text-box>
            <text:p text:style-name="P2">Evolue</text:p>
          </draw:text-box>
        </draw:frame>
        <draw:frame draw:style-name="gr14" draw:text-style-name="P5" draw:layer="layout" svg:width="2.5cm" svg:height="2.139cm" svg:x="31.75cm" svg:y="8.75cm">
          <draw:text-box>
            <text:p text:style-name="P4"><text:span text:style-name="T1">Est</text:span><text:span text:style-name="T1"><text:line-break/></text:span><text:span text:style-name="T1">dans</text:span></text:p>
          </draw:text-box>
        </draw:frame>
        <draw:frame draw:style-name="gr13" draw:text-style-name="P3" draw:layer="layout" svg:width="2.101cm" svg:height="1.195cm" svg:x="2.904cm" svg:y="8.25cm">
          <draw:text-box>
            <text:p text:style-name="P2">Suit</text:p>
          </draw:text-box>
        </draw:frame>
        <draw:line draw:style-name="gr15" draw:text-style-name="P2" draw:layer="layout" svg:x1="8.25cm" svg:y1="5.5cm" svg:x2="10.25cm" svg:y2="10cm">
          <text:p/>
        </draw:line>
        <draw:line draw:style-name="gr15" draw:text-style-name="P2" draw:layer="layout" svg:x1="10.25cm" svg:y1="13.5cm" svg:x2="9.25cm" svg:y2="17.5cm">
          <text:p/>
        </draw:line>
        <draw:line draw:style-name="gr15" draw:text-style-name="P2" draw:layer="layout" svg:x1="5.75cm" svg:y1="4.5cm" svg:x2="4cm" svg:y2="7.25cm">
          <text:p/>
        </draw:line>
        <draw:line draw:style-name="gr15" draw:text-style-name="P2" draw:layer="layout" svg:x1="6.25cm" svg:y1="5.5cm" svg:x2="5.75cm" svg:y2="8.75cm">
          <text:p/>
        </draw:line>
        <draw:line draw:style-name="gr15" draw:text-style-name="P2" draw:layer="layout" svg:x1="9.75cm" svg:y1="4.25cm" svg:x2="15.25cm" svg:y2="5.25cm">
          <text:p/>
        </draw:line>
        <draw:line draw:style-name="gr15" draw:text-style-name="P2" draw:layer="layout" svg:x1="20.5cm" svg:y1="5cm" svg:x2="28.5cm" svg:y2="4.5cm">
          <text:p/>
        </draw:line>
        <draw:line draw:style-name="gr15" draw:text-style-name="P2" draw:layer="layout" svg:x1="31.25cm" svg:y1="5.75cm" svg:x2="33cm" svg:y2="7.75cm">
          <text:p/>
        </draw:line>
        <draw:line draw:style-name="gr15" draw:text-style-name="P2" draw:layer="layout" svg:x1="33.25cm" svg:y1="12cm" svg:x2="35.25cm" svg:y2="13.75cm">
          <text:p/>
        </draw:line>
        <draw:line draw:style-name="gr15" draw:text-style-name="P2" draw:layer="layout" svg:x1="35.25cm" svg:y1="16cm" svg:x2="35.25cm" svg:y2="18.5cm">
          <text:p/>
        </draw:line>
        <draw:line draw:style-name="gr15" draw:text-style-name="P2" draw:layer="layout" svg:x1="35.25cm" svg:y1="22cm" svg:x2="35.25cm" svg:y2="24cm">
          <text:p/>
        </draw:line>
        <draw:line draw:style-name="gr15" draw:text-style-name="P2" draw:layer="layout" svg:x1="24cm" svg:y1="17cm" svg:x2="33.75cm" svg:y2="14.75cm">
          <text:p/>
        </draw:line>
        <draw:line draw:style-name="gr15" draw:text-style-name="P2" draw:layer="layout" svg:x1="12cm" svg:y1="18.5cm" svg:x2="18.75cm" svg:y2="17cm">
          <text:p/>
        </draw:line>
        <draw:frame draw:style-name="gr16" draw:text-style-name="P7" draw:layer="layout" svg:width="0.855cm" svg:height="1.195cm" svg:x="9.4cm" svg:y="16.65cm">
          <draw:text-box>
            <text:p text:style-name="P6">n</text:p>
          </draw:text-box>
        </draw:frame>
        <draw:frame draw:style-name="gr13" draw:text-style-name="P7" draw:layer="layout" svg:width="1.019cm" svg:height="1.195cm" svg:x="6.395cm" svg:y="5.25cm">
          <draw:text-box>
            <text:p text:style-name="P6">n</text:p>
          </draw:text-box>
        </draw:frame>
        <draw:frame draw:style-name="gr13" draw:text-style-name="P7" draw:layer="layout" svg:width="1.019cm" svg:height="1.195cm" svg:x="4.896cm" svg:y="3.65cm">
          <draw:text-box>
            <text:p text:style-name="P6">n</text:p>
          </draw:text-box>
        </draw:frame>
        <draw:frame draw:style-name="gr13" draw:text-style-name="P7" draw:layer="layout" svg:width="1.019cm" svg:height="1.195cm" svg:x="31.6cm" svg:y="5.388cm">
          <draw:text-box>
            <text:p text:style-name="P6">n</text:p>
          </draw:text-box>
        </draw:frame>
        <draw:frame draw:style-name="gr13" draw:text-style-name="P7" draw:layer="layout" svg:width="1.019cm" svg:height="1.195cm" svg:x="35.145cm" svg:y="12.788cm">
          <draw:text-box>
            <text:p text:style-name="P6">n</text:p>
          </draw:text-box>
        </draw:frame>
        <draw:frame draw:style-name="gr13" draw:text-style-name="P7" draw:layer="layout" svg:width="1.019cm" svg:height="1.195cm" svg:x="35.25cm" svg:y="23.15cm">
          <draw:text-box>
            <text:p text:style-name="P6">n</text:p>
          </draw:text-box>
        </draw:frame>
        <draw:frame draw:style-name="gr13" draw:text-style-name="P7" draw:layer="layout" svg:width="1.019cm" svg:height="1.195cm" svg:x="11.895cm" svg:y="18.288cm">
          <draw:text-box>
            <text:p text:style-name="P6">n</text:p>
          </draw:text-box>
        </draw:frame>
        <draw:frame draw:style-name="gr16" draw:text-style-name="P7" draw:layer="layout" svg:width="0.855cm" svg:height="1.195cm" svg:x="8.5cm" svg:y="5.288cm">
          <draw:text-box>
            <text:p text:style-name="P6">1</text:p>
          </draw:text-box>
        </draw:frame>
        <draw:frame draw:style-name="gr16" draw:text-style-name="P7" draw:layer="layout" svg:width="0.855cm" svg:height="1.195cm" svg:x="9.645cm" svg:y="3.188cm">
          <draw:text-box>
            <text:p text:style-name="P6">1</text:p>
          </draw:text-box>
        </draw:frame>
        <draw:frame draw:style-name="gr16" draw:text-style-name="P7" draw:layer="layout" svg:width="0.855cm" svg:height="1.195cm" svg:x="27.75cm" svg:y="3.4cm">
          <draw:text-box>
            <text:p text:style-name="P6">1</text:p>
          </draw:text-box>
        </draw:frame>
        <draw:frame draw:style-name="gr16" draw:text-style-name="P7" draw:layer="layout" svg:width="0.855cm" svg:height="1.195cm" svg:x="32.795cm" svg:y="13.7cm">
          <draw:text-box>
            <text:p text:style-name="P6">1</text:p>
          </draw:text-box>
        </draw:frame>
        <draw:frame draw:style-name="gr16" draw:text-style-name="P7" draw:layer="layout" svg:width="0.855cm" svg:height="1.195cm" svg:x="35.25cm" svg:y="15.788cm">
          <draw:text-box>
            <text:p text:style-name="P6"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10T10:55:39.551058300</meta:creation-date>
    <dc:date>2025-05-10T11:13:06.730625500</dc:date>
    <meta:editing-duration>PT17M25S</meta:editing-duration>
    <meta:editing-cycles>5</meta:editing-cycles>
    <meta:generator>LibreOffice/25.2.2.2$Windows_X86_64 LibreOffice_project/7370d4be9e3cf6031a51beef54ff3bda878e3fac</meta:generator>
    <meta:document-statistic meta:object-count="48"/>
  </office:meta>
</office:document-meta>
</file>